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D0000004598FDF32C.png"/>
  <manifest:file-entry manifest:media-type="image/jpeg" manifest:full-path="Pictures/10000000000003200000003222F1A71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3.54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title">
      <style:graphic-properties draw:stroke="none" draw:fill="none" draw:fill-color="#ffffff" draw:textarea-horizontal-align="left" draw:textarea-vertical-align="top" draw:auto-grow-height="true" draw:auto-grow-width="false" fo:min-height="3.82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533cm" draw:shadow="hidden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1.227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3.9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533cm" draw:shadow="hidden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4.816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Default-outline1" style:list-style-name="L4">
      <style:graphic-properties draw:stroke="none" draw:fill="none" draw:fill-color="#ffffff" draw:textarea-horizontal-align="left" draw:textarea-vertical-align="top" draw:auto-grow-height="true" draw:auto-grow-width="false" fo:min-height="14.83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4.924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5.088cm" fo:min-width="0cm" fo:padding-top="0cm" fo:padding-bottom="0cm" fo:padding-left="0cm" fo:padding-right="0cm" fo:wrap-option="no-wrap" draw:shadow="hidden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5.085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1.27cm" fo:margin-right="0cm" fo:margin-top="0cm" fo:margin-bottom="0cm" fo:line-height="100%" fo:text-align="end" text:enable-numbering="false" fo:text-indent="0.013cm" style:punctuation-wrap="hanging" style:line-break="strict" style:writing-mode="lr-tb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line-height="90%" text:enable-numbering="false" fo:text-indent="0cm" style:punctuation-wrap="hanging" style:line-break="strict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.635cm" fo:margin-right="0cm" fo:line-height="100%" text:enable-numbering="true" fo:text-indent="-0.635cm" style:punctuation-wrap="hanging" style:line-break="strict"/>
    </style:style>
    <style:style style:name="P7" style:family="paragraph">
      <style:paragraph-properties fo:margin-left="2.076cm" fo:margin-right="0cm" text:enable-numbering="true" fo:text-indent="-0.784cm"/>
    </style:style>
    <style:style style:name="P8" style:family="paragraph">
      <style:paragraph-properties fo:margin-left="3.175cm" fo:margin-right="0cm" text:enable-numbering="true" fo:text-indent="-0.635cm"/>
    </style:style>
    <style:style style:name="P9" style:family="paragraph">
      <style:paragraph-properties fo:margin-left="0.635cm" fo:margin-right="0cm" text:enable-numbering="true" fo:text-indent="-0.635cm"/>
    </style:style>
    <style:style style:name="P10" style:family="paragraph">
      <style:paragraph-properties fo:margin-left="0.635cm" fo:margin-right="0cm" fo:line-height="100%" text:enable-numbering="false" fo:text-indent="-0.635cm" style:punctuation-wrap="hanging" style:line-break="strict"/>
    </style:style>
    <style:style style:name="P11" style:family="paragraph">
      <style:paragraph-properties fo:margin-left="0.635cm" fo:margin-right="0cm" fo:line-height="100%" text:enable-numbering="true" fo:text-indent="-0.635cm" style:punctuation-wrap="hanging" style:line-break="strict" style:writing-mode="lr-tb"/>
    </style:style>
    <style:style style:name="P12" style:family="paragraph">
      <style:paragraph-properties fo:margin-left="0cm" fo:margin-right="0cm" fo:text-indent="0cm"/>
      <style:text-properties fo:font-size="12pt"/>
    </style:style>
    <style:style style:name="P13" style:family="paragraph">
      <style:paragraph-properties fo:margin-left="0.635cm" fo:margin-right="0cm" fo:margin-top="0.305cm" fo:margin-bottom="0cm" fo:line-height="100%" text:enable-numbering="true" fo:text-indent="-0.61cm" style:punctuation-wrap="hanging" style:line-break="strict"/>
    </style:style>
    <style:style style:name="P14" style:family="paragraph">
      <style:paragraph-properties fo:margin-left="2.076cm" fo:margin-right="0cm" fo:margin-top="0.305cm" fo:margin-bottom="0cm" fo:text-indent="-0.784cm"/>
    </style:style>
    <style:style style:name="P15" style:family="paragraph">
      <style:paragraph-properties fo:margin-left="2.076cm" fo:margin-right="0cm" fo:margin-top="0.305cm" fo:margin-bottom="0cm" text:enable-numbering="true" fo:text-indent="-0.784cm"/>
    </style:style>
    <style:style style:name="P16" style:family="paragraph">
      <style:paragraph-properties fo:margin-left="0.635cm" fo:margin-right="0cm" fo:margin-top="0.305cm" fo:margin-bottom="0cm" fo:line-height="100%" text:enable-numbering="true" fo:text-indent="-0.635cm" style:punctuation-wrap="hanging" style:line-break="strict"/>
    </style:style>
    <style:style style:name="P17" style:family="paragraph">
      <style:paragraph-properties fo:margin-left="3.175cm" fo:margin-right="0cm" fo:margin-top="0.305cm" fo:margin-bottom="0cm" text:enable-numbering="true" fo:text-indent="-0.635cm"/>
    </style:style>
    <style:style style:name="P18" style:family="paragraph">
      <style:paragraph-properties fo:margin-left="0.635cm" fo:margin-right="0cm" fo:margin-top="0.305cm" fo:margin-bottom="0cm" text:enable-numbering="true" fo:text-indent="-0.635cm"/>
    </style:style>
    <style:style style:name="P19" style:family="paragraph">
      <style:paragraph-properties fo:margin-left="0.635cm" fo:margin-right="0cm" fo:margin-top="0.305cm" fo:margin-bottom="0cm" fo:line-height="100%" text:enable-numbering="true" fo:text-indent="-0.61cm" style:punctuation-wrap="hanging" style:line-break="strict" style:writing-mode="lr-tb"/>
      <style:text-properties fo:font-size="16pt"/>
    </style:style>
    <style:style style:name="P20" style:family="paragraph">
      <style:paragraph-properties fo:margin-left="0cm" fo:margin-right="0cm" fo:line-height="84%" text:enable-numbering="false" fo:text-indent="0cm" style:punctuation-wrap="hanging" style:line-break="strict"/>
    </style:style>
    <style:style style:name="P21" style:family="paragraph">
      <style:paragraph-properties fo:margin-left="0.635cm" fo:margin-right="0cm" fo:line-height="93%" text:enable-numbering="true" fo:text-indent="-0.635cm" style:punctuation-wrap="hanging" style:line-break="strict"/>
    </style:style>
    <style:style style:name="P22" style:family="paragraph">
      <style:paragraph-properties fo:margin-left="0.635cm" fo:margin-right="0cm" fo:line-height="93%" text:enable-numbering="true" fo:text-indent="-0.635cm" style:punctuation-wrap="hanging" style:line-break="strict" style:writing-mode="lr-tb"/>
      <style:text-properties fo:font-size="16pt"/>
    </style:style>
    <style:style style:name="P23" style:family="paragraph">
      <style:paragraph-properties fo:margin-left="0.635cm" fo:margin-right="0cm" fo:margin-top="0.305cm" fo:margin-bottom="0cm" fo:line-height="93%" text:enable-numbering="true" fo:text-indent="-0.635cm" style:punctuation-wrap="hanging" style:line-break="strict" style:writing-mode="lr-tb"/>
      <style:text-properties fo:font-size="16pt"/>
    </style:style>
    <style:style style:name="T1" style:family="text">
      <style:text-properties fo:color="#000000" style:text-line-through-style="none" style:text-position="0% 100%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family-complex="Arial" style:font-pitch-complex="variable" style:font-size-complex="16pt" style:font-relief="none"/>
    </style:style>
    <style:style style:name="T2" style:family="text">
      <style:text-properties fo:color="#000000" style:text-line-through-style="none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family-complex="Arial" style:font-pitch-complex="variable" style:font-size-complex="16pt" style:font-relief="none"/>
    </style:style>
    <style:style style:name="T3" style:family="text">
      <style:text-properties fo:color="#000000" fo:font-size="36pt" fo:language="en" fo:country="GB" style:font-size-asian="36pt" style:font-size-complex="36pt"/>
    </style:style>
    <style:style style:name="T4" style:family="text">
      <style:text-properties fo:font-size="32pt" fo:language="en" fo:country="GB" style:font-size-asian="32pt" style:font-size-complex="32pt"/>
    </style:style>
    <style:style style:name="T5" style:family="text">
      <style:text-properties fo:font-size="16pt" fo:language="en" fo:country="GB" style:font-size-asian="18pt" style:font-size-complex="18pt"/>
    </style:style>
    <style:style style:name="T6" style:family="text">
      <style:text-properties fo:font-size="16pt" fo:language="en" fo:country="GB" style:font-size-asian="16pt" style:font-size-complex="16pt"/>
    </style:style>
    <style:style style:name="T7" style:family="text">
      <style:text-properties fo:font-size="16pt" fo:language="en" fo:country="GB" fo:font-weight="bold" style:font-size-asian="16pt" style:font-size-complex="16pt"/>
    </style:style>
    <style:style style:name="T8" style:family="text">
      <style:text-properties fo:font-size="16pt"/>
    </style:style>
    <style:style style:name="T9" style:family="text">
      <style:text-properties fo:font-size="16pt" fo:language="en" fo:country="GB" fo:font-weight="bold" style:font-size-asian="18pt" style:font-size-complex="18pt"/>
    </style:style>
    <style:style style:name="T10" style:family="text">
      <style:text-properties fo:font-size="16pt" fo:language="en" fo:country="GB" fo:font-weight="normal" style:font-size-asian="18pt" style:font-size-complex="18pt"/>
    </style:style>
    <text:list-style style:name="L1">
      <text:list-level-style-bullet text:level="1" text:bullet-char=""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83cm" text:min-label-width="-0.013cm" text:min-label-distance="0.01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25cm" text:min-label-width="0.61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17.802cm" svg:height="3.802cm" svg:x="5.402cm" svg:y="9.22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>June 18, 2007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<text:a xlink:href="http://www.eclipse.org/ec">http://www.eclipse.org/ec</text:a></text:span><text:span text:style-name="T1">f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/></text:p>
                  </text:list-item>
                </text:list>
              </text:list-item>
            </text:list>
          </draw:text-box>
        </draw:frame>
        <draw:frame presentation:style-name="pr2" draw:text-style-name="P2" draw:layer="layout" svg:width="22.097cm" svg:height="5.52cm" svg:x="1.167cm" svg:y="3.293cm" presentation:class="title" presentation:user-transformed="true">
          <draw:text-box>
            <text:p text:style-name="P3"><text:span text:style-name="T3">Eclipse Communication Framework (ECF) </text:span><text:span text:style-name="T3"><text:tab/></text:span><text:span text:style-name="T3"> <text:s/></text:span><text:span text:style-name="T3"><text:line-break/></text:span><text:span text:style-name="T3"><text:line-break/></text:span><text:span text:style-name="T3">1.0.0 Release Review</text:span></text:p>
          </draw:text-box>
        </draw:frame>
        <presentation:notes draw:style-name="dp2">
          <draw:custom-shape draw:style-name="gr1" draw:text-style-name="P4" draw:layer="layout" svg:width="12.81cm" svg:height="9.609cm" svg:x="3.246cm" svg:y="1.927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20.78cm" svg:height="1.527cm" svg:x="0.675cm" svg:y="0.598cm" presentation:class="title" presentation:user-transformed="true">
          <draw:text-box>
            <text:p text:style-name="P3"><text:span text:style-name="T4">New and Noteworthy</text:span></text:p>
          </draw:text-box>
        </draw:frame>
        <draw:frame presentation:style-name="pr5" draw:text-style-name="P11" draw:layer="layout" svg:width="22.232cm" svg:height="14.567cm" svg:x="1.54cm" svg:y="2.688cm" presentation:class="outline" presentation:user-transformed="true">
          <draw:text-box>
            <text:list text:style-name="L3">
              <text:list-item>
                <text:p text:style-name="P6"><text:span text:style-name="T5">Multi-Protocol IM/Buddy Lists/Chat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XMPP/Google Talk, MSN,Yahoo, Skype, IRC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5">New UI (2007)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Connect Wizard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Hyperlink Suppor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Hyperlinks for All IM/Chat Viewer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Communication URLs: <text:s/>e.g. xmpp://rcjsuen@ecf.eclipse.or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Extensibility: <text:s/>Buddy List View, Chat View, Drag and Drop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6">Eclipse-based Real-Time Collaboration via IM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Datashare API for Eclipse-based RT Collaboration on I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6">RT URL Sharing, Remote Control (opening remote views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Peer-to-Peer FileTransfer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6">New Applications: <text:s/>Share Code, RT Shared Editing, Multi-User Sudoku, Bulletin Board</text:span></text:p>
              </text:list-item>
            </text:list>
            <text:list text:style-name="L3">
              <text:list-item>
                <text:p text:style-name="P9"><text:span text:style-name="T6">Automated build/deploy to support easier use and more frequent updates</text:span></text:p>
              </text:list-item>
            </text:list>
            <text:list text:style-name="L3">
              <text:list-item>
                <text:p text:style-name="P6"><text:span text:style-name="T5">More: <text:s/>http://www.eclipse.org/ecf/NewAndNoteworthy.html</text:span></text:p>
              </text:list-item>
            </text:list>
            <text:list text:style-name="L3">
              <text:list-item>
                <text:p text:style-name="P10"><text:span text:style-name="T6"/></text:p>
              </text:list-item>
            </text:list>
          </draw:text-box>
        </draw:frame>
        <presentation:notes draw:style-name="dp3">
          <draw:custom-shape draw:style-name="gr1" draw:text-style-name="P4" draw:layer="layout" svg:width="12.823cm" svg:height="9.617cm" svg:x="3.237cm" svg:y="1.923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6" draw:text-style-name="P5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2" draw:layer="layout" svg:width="22.904cm" svg:height="1.527cm" svg:x="0.708cm" svg:y="0.598cm" presentation:class="title" presentation:user-transformed="true">
          <draw:text-box>
            <text:p text:style-name="P3"><text:span text:style-name="T4">New and Noteworthy - API</text:span></text:p>
          </draw:text-box>
        </draw:frame>
        <draw:frame presentation:style-name="pr7" draw:text-style-name="P11" draw:layer="layout" svg:width="22.559cm" svg:height="15.808cm" svg:x="1.461cm" svg:y="2.353cm" presentation:class="outline" presentation:user-transformed="true">
          <draw:text-box>
            <text:list text:style-name="L3">
              <text:list-item>
                <text:p text:style-name="P6"><text:span text:style-name="T6">Bot Framework: <text:s/>http://wiki.eclipse.org/index.php/Bot_Framework</text:span></text:p>
              </text:list-item>
            </text:list>
            <text:list text:style-name="L3">
              <text:list-item>
                <text:p text:style-name="P9"><text:span text:style-name="T6">File Transfer API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HttpClient-base http/http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Bittorr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URLConnection protocols (ftp, file, jar, etc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EFS integration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6">Service Discovery API 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Zeroconf, Other discovery being persued (e.g. JXTA)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6">Bulletin Board API</text:span></text:p>
              </text:list-item>
            </text:list>
            <text:list text:style-name="L3">
              <text:list-item>
                <text:p text:style-name="P6"><text:span text:style-name="T5">VOIP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Skype, In Progress: Jingle, SIP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5">API Refactoring/Simplification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CDC 1.0/Foundation 1.0 EE support for use in eRCP, RCP app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Very small bundles/code footprint. <text:s/>No Eclipse dependencies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5">Server API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Remote OSGi Services AP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JMS Providers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6"/></text:p>
              </text:list-item>
            </text:list>
          </draw:text-box>
        </draw:frame>
        <presentation:notes draw:style-name="dp3">
          <draw:custom-shape draw:style-name="gr1" draw:text-style-name="P4" draw:layer="layout" svg:width="12.823cm" svg:height="9.617cm" svg:x="3.237cm" svg:y="1.923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6" draw:text-style-name="P12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2" draw:layer="layout" svg:width="22.904cm" svg:height="1.527cm" svg:x="0.715cm" svg:y="0.638cm" presentation:class="title" presentation:user-transformed="true">
          <draw:text-box>
            <text:p text:style-name="P3"><text:span text:style-name="T4">API Usage and Feedback</text:span></text:p>
          </draw:text-box>
        </draw:frame>
        <draw:frame presentation:style-name="pr8" draw:text-style-name="P19" draw:layer="layout" svg:width="22.267cm" svg:height="15.09cm" svg:x="1.422cm" svg:y="2.563cm" presentation:class="outline" presentation:user-transformed="true">
          <draw:text-box>
            <text:list text:style-name="L4">
              <text:list-item>
                <text:p text:style-name="P13"><text:span text:style-name="T7">Active Use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8">E</text:span><text:span text:style-name="T6">quinox: <text:s/>provisioning incubat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6">Google SOC projects: <text:s/>SCP, RT Shared Editing (2006), Mylar, Jingle (2007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6">Commercial projec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6">Other Eclipse Projects: <text:s/>Corona, DSDP, Equinox, others</text:span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9">Community Participation/Feedback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5">Bug reports-&gt;Refactoring-&gt;Deployment-&gt;Bug Reports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5">Large non-committer contributions based upon ECF API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7"><text:span text:style-name="T5">Bulletin Board API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7"><text:span text:style-name="T5">Share-Code Plugi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7"><text:span text:style-name="T5">Real-Time Shared Editin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8"><text:span text:style-name="T7">Documentation/Usage Support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6">Bundle-Level Documentation: <text:s/>http://wiki.eclipse.org/index.php/ECF_API_Doc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6">Newsgroup/Mailing List Suppor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6">IRC Channe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6">Article Creation: <text:s/>Exist and New Articles in Development</text:span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4" draw:layer="layout" svg:width="12.823cm" svg:height="9.617cm" svg:x="3.237cm" svg:y="1.923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6" draw:text-style-name="P5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2" draw:layer="layout" svg:width="22.503cm" svg:height="1.527cm" svg:x="0.958cm" svg:y="0.678cm" presentation:class="title" presentation:user-transformed="true">
          <draw:text-box>
            <text:p text:style-name="P20"><text:span text:style-name="T4">Eclipse Way</text:span></text:p>
          </draw:text-box>
        </draw:frame>
        <draw:frame presentation:style-name="pr9" draw:text-style-name="P22" draw:layer="layout" svg:width="21.839cm" svg:height="14.924cm" svg:x="1.659cm" svg:y="2.894cm" presentation:class="outline" presentation:user-transformed="true">
          <draw:text-box>
            <text:list text:style-name="L3">
              <text:list-item>
                <text:p text:style-name="P21"><text:span text:style-name="T9">All Project Materials Open and Availabl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API Doc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Wik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Project Plann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Test Co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Build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9">All Third-Party Contributions in Europa IPZilla Process Approved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Apache 2 Licen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JmDNS (zeroconf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Smack API (xmpp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IRCLib (irc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Other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IP Log: </text:span><text:span text:style-name="T5"><text:a xlink:href="http://www.eclipse.org/ecf/ip_log.html">http://www.eclipse.org/ecf/ip_log.html</text:a>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9">Automated Testing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Putting automated execution of Junit plugin tests as part of build</text:span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4" draw:layer="layout" svg:width="12.823cm" svg:height="9.617cm" svg:x="3.237cm" svg:y="1.923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6" draw:text-style-name="P12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2" draw:layer="layout" svg:width="22.503cm" svg:height="1.527cm" svg:x="0.879cm" svg:y="0.678cm" presentation:class="title" presentation:user-transformed="true">
          <draw:text-box>
            <text:p text:style-name="P20"><text:span text:style-name="T4">Eclipse Way</text:span></text:p>
          </draw:text-box>
        </draw:frame>
        <draw:frame presentation:style-name="pr10" draw:text-style-name="P22" draw:layer="layout" svg:width="21.801cm" svg:height="15.088cm" svg:x="1.738cm" svg:y="2.688cm" presentation:class="outline" presentation:user-transformed="true">
          <draw:text-box>
            <text:list text:style-name="L3">
              <text:list-item>
                <text:p text:style-name="P18"><text:span text:style-name="T9">Internal and External Collaboration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BB API (in review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JXTA Provider (in review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Real-Time Shared Editing (in review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Shared-Code Plugin (in review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ECF Extras: <text:s/></text:span><text:span text:style-name="T5">OSU Open Source Lab (distributed separately)10 part-time committ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Working With: <text:s/>Equinox, Corona, rOSGi, DSDP, Buckminster, </text:span><text:span text:style-name="T6">EMF/EMFT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9">Committer Diversity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Multiple Companies: <text:s/>IBM, BEA, startups, consultants/independen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Multiple Countries: <text:s/>Brazil, Canada, France, Germany, US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Project Lead (Scott) Independ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Working with/Supporting Multiple Eclipse Projec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Equinox, Corona, DSDP, Mylar, EMF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4" draw:layer="layout" svg:width="12.823cm" svg:height="9.617cm" svg:x="3.237cm" svg:y="1.923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6" draw:text-style-name="P12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2" draw:layer="layout" svg:width="13.036cm" svg:height="1.527cm" svg:x="10.583cm" svg:y="0.638cm" presentation:class="title" presentation:user-transformed="true">
          <draw:text-box>
            <text:p text:style-name="P20"><text:span text:style-name="T4">Future</text:span></text:p>
          </draw:text-box>
        </draw:frame>
        <draw:frame presentation:style-name="pr11" draw:text-style-name="P23" draw:layer="layout" svg:width="22.19cm" svg:height="15.085cm" svg:x="1.58cm" svg:y="2.369cm" presentation:class="outline" presentation:user-transformed="true">
          <draw:text-box>
            <text:list text:style-name="L3">
              <text:list-item>
                <text:p text:style-name="P18"><text:span text:style-name="T9">More provider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JXTA, Sametime, AIM (presence/IM/chat/discovery/datashar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UPNP, <text:s/>SLP, DSDP discovery (discovery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SIP, Jingle, Asterisk (VOIP)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9">More UI/Exemplary Application Feature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More IM/Chat/Collaboration featur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Real-Time Shared Editor (+ API)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9">More Integration/Cooperation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Equinox provisioning, Mylar/Mylyn. Corona/DSDP/Other Eclipse projec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OSGi R5 Remote Services/Enterprise Experts Group/rOSGI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9">More application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RCP, eRCP, Gam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Full Developer Team <text:s/>Real-Time Collaboration on Eclip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Team Workflow (Health Care, etc)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9">More server usag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JMS, SOA Tools, Enterprise Service Bus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9">More Contributors, Commercial Usage, and Member Involvement</text:span></text:p>
              </text:list-item>
            </text:list>
          </draw:text-box>
        </draw:frame>
        <presentation:notes draw:style-name="dp3">
          <draw:custom-shape draw:style-name="gr1" draw:text-style-name="P4" draw:layer="layout" svg:width="12.823cm" svg:height="9.617cm" svg:x="3.237cm" svg:y="1.923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6" draw:text-style-name="P12" draw:layer="layout" svg:width="15.426cm" svg:height="11.533cm" svg:x="1.931cm" svg:y="12.18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svg:stroke-opacity="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5.297cm" fo:min-width="22.585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text-autospace="ideograph-alpha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Arial" style:font-pitch-asian="variable" style:font-size-asian="18pt" style:language-asian="zxx" style:country-asian="none" style:font-style-asian="normal" style:font-weight-asian="normal" style:font-family-complex="Arial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8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8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84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76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8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8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84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76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3" style:family="presentation" style:parent-style-name="Title1-outline2">
      <style:paragraph-properties fo:margin-left="3.17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4" style:family="presentation" style:parent-style-name="Title1-outline3">
      <style:paragraph-properties fo:margin-left="4.44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cm" fo:page-height="25.6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2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2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outline1">
      <style:graphic-properties draw:fill-color="#ffffff" draw:auto-grow-height="false" fo:min-height="12.573cm"/>
    </style:style>
    <style:style style:name="pr2" style:family="presentation" style:parent-style-name="Default-backgroundobjects" style:list-style-name="L3">
      <style:graphic-properties draw:stroke="none" draw:fill="none" draw:fill-color="#ffffff" draw:textarea-horizontal-align="left" draw:textarea-vertical-align="top" draw:auto-grow-height="false" draw:auto-grow-width="false" fo:min-height="0.893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ffffff" draw:auto-grow-height="false" fo:min-height="1.314cm"/>
    </style:style>
    <style:style style:name="pr4" style:family="presentation" style:parent-style-name="Default-backgroundobjects" style:list-style-name="L4">
      <style:graphic-properties draw:stroke="none" draw:fill="none" draw:fill-color="#ffffff" draw:textarea-horizontal-align="lef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5" style:family="presentation" style:parent-style-name="Default-backgroundobjects" style:list-style-name="L4">
      <style:graphic-properties draw:stroke="none" draw:fill="none" draw:fill-color="#ffffff" draw:textarea-horizontal-align="righ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6" style:family="presentation" style:parent-style-name="Default-backgroundobjects" style:list-style-name="L4">
      <style:graphic-properties draw:stroke="none" draw:fill="none" draw:fill-color="#ffffff" draw:textarea-horizontal-align="lef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7" style:family="presentation" style:parent-style-name="Default-backgroundobjects" style:list-style-name="L4">
      <style:graphic-properties draw:stroke="none" draw:fill="none" draw:fill-color="#ffffff" draw:textarea-horizontal-align="righ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8" style:family="presentation" style:parent-style-name="Title1-outline1">
      <style:graphic-properties draw:fill-color="#ffffff" draw:auto-grow-height="false" fo:min-height="12.573cm"/>
    </style:style>
    <style:style style:name="pr9" style:family="presentation" style:parent-style-name="Title1-backgroundobjects" style:list-style-name="L3">
      <style:graphic-properties draw:stroke="none" draw:fill="none" draw:fill-color="#ffffff" draw:textarea-horizontal-align="left" draw:textarea-vertical-align="top" draw:auto-grow-height="false" draw:auto-grow-width="false" fo:min-height="0.893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Title1-backgroundobjects" style:list-style-name="L4">
      <style:graphic-properties draw:stroke="none" draw:fill="none" draw:fill-color="#ffffff" draw:textarea-horizontal-align="lef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11" style:family="presentation" style:parent-style-name="Title1-backgroundobjects" style:list-style-name="L4">
      <style:graphic-properties draw:stroke="none" draw:fill="none" draw:fill-color="#ffffff" draw:textarea-horizontal-align="righ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12" style:family="presentation" style:parent-style-name="Title1-backgroundobjects" style:list-style-name="L4">
      <style:graphic-properties draw:stroke="none" draw:fill="none" draw:fill-color="#ffffff" draw:textarea-horizontal-align="lef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13" style:family="presentation" style:parent-style-name="Title1-backgroundobjects" style:list-style-name="L4">
      <style:graphic-properties draw:stroke="none" draw:fill="none" draw:fill-color="#ffffff" draw:textarea-horizontal-align="righ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.635cm" fo:margin-right="0cm" fo:text-indent="-0.635cm"/>
    </style:style>
    <style:style style:name="P7" style:family="paragraph">
      <style:paragraph-properties fo:margin-left="2.076cm" fo:margin-right="0cm" fo:text-indent="-0.784cm"/>
    </style:style>
    <style:style style:name="P8" style:family="paragraph">
      <style:paragraph-properties fo:margin-left="3.175cm" fo:margin-right="0cm" fo:text-indent="-0.635cm"/>
    </style:style>
    <style:style style:name="P9" style:family="paragraph">
      <style:paragraph-properties fo:margin-left="4.445cm" fo:margin-right="0cm" fo:text-indent="-0.635cm"/>
    </style:style>
    <style:style style:name="P10" style:family="paragraph">
      <style:paragraph-properties fo:margin-left="5.715cm" fo:margin-right="0cm" fo:text-indent="-0.635cm"/>
    </style:style>
    <style:style style:name="P11" style:family="paragraph">
      <style:paragraph-properties fo:margin-left="5.4cm" fo:margin-right="0cm" fo:text-indent="-0.6cm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margin-left="0cm" fo:margin-right="0cm" fo:margin-top="0.22cm" fo:margin-bottom="0cm" fo:line-height="100%" fo:text-align="end" text:enable-numbering="false" fo:text-indent="0cm" style:punctuation-wrap="hanging" style:line-break="strict" style:writing-mode="lr-tb"/>
      <style:text-properties fo:font-size="14pt" style:font-size-asian="14pt" style:font-size-complex="14pt"/>
    </style:style>
    <style:style style:name="P14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15" style:family="paragraph">
      <style:paragraph-properties style:writing-mode="lr-tb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line-height="100%" text:enable-numbering="false" fo:text-indent="0cm" style:line-break="strict" style:writing-mode="lr-tb"/>
      <style:text-properties fo:font-size="14pt" style:font-size-asian="14pt" style:font-size-complex="14pt"/>
    </style:style>
    <style:style style:name="P18" style:family="paragraph">
      <style:paragraph-properties fo:margin-left="0cm" fo:margin-right="0cm" fo:line-height="100%" fo:text-align="end" text:enable-numbering="false" fo:text-indent="0cm" style:line-break="strict" style:writing-mode="lr-tb"/>
      <style:text-properties fo:font-size="14pt" style:font-size-asian="14pt" style:font-size-complex="14pt"/>
    </style:style>
    <style:style style:name="P19" style:family="paragraph">
      <style:paragraph-properties fo:margin-left="0cm" fo:margin-right="0cm" fo:margin-top="0.22cm" fo:margin-bottom="0cm" fo:line-height="100%" fo:text-align="end" text:enable-numbering="false" fo:text-indent="0cm" style:punctuation-wrap="hanging" style:line-break="strict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0pt" fo:language="en" fo:country="GB" fo:font-weight="bold" style:font-size-asian="10pt" style:font-size-complex="10pt"/>
    </style:style>
    <style:style style:name="T3" style:family="text">
      <style:text-properties fo:color="#000000" fo:font-size="13pt" fo:language="en" fo:country="GB" style:font-size-asian="13pt" style:font-size-complex="13pt"/>
    </style:style>
    <style:style style:name="T4" style:family="text">
      <style:text-properties fo:color="#000000" fo:font-family="'Times New Roman'" style:font-family-generic="roman" style:font-pitch="variable" fo:font-size="12pt" fo:language="en" fo:country="GB" style:font-family-asian="'Lucida Sans Unicode'" style:font-pitch-asian="variable" style:font-size-asian="12pt" style:font-family-complex="'Lucida Sans Unicode'" style:font-pitch-complex="variable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56cm" svg:height="4.617cm" svg:x="2.229cm" svg:y="3.59cm" draw:page-number="1"/>
      <draw:page-thumbnail draw:layer="backgroundobjects" svg:width="6.156cm" svg:height="4.617cm" svg:x="10.914cm" svg:y="3.59cm"/>
      <draw:page-thumbnail draw:layer="backgroundobjects" svg:width="6.156cm" svg:height="4.617cm" svg:x="2.229cm" svg:y="10.516cm"/>
      <draw:page-thumbnail draw:layer="backgroundobjects" svg:width="6.156cm" svg:height="4.617cm" svg:x="10.914cm" svg:y="10.516cm"/>
      <draw:page-thumbnail draw:layer="backgroundobjects" svg:width="6.156cm" svg:height="4.617cm" svg:x="2.229cm" svg:y="17.442cm"/>
      <draw:page-thumbnail draw:layer="backgroundobjects" svg:width="6.156cm" svg:height="4.617cm" svg:x="10.914cm" svg:y="17.442cm"/>
      <draw:frame draw:style-name="gr1" draw:text-style-name="P2" draw:layer="backgroundobjects" svg:width="8.375cm" svg:height="1.281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375cm" svg:height="1.281cm" svg:x="10.924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375cm" svg:height="1.281cm" svg:x="0cm" svg:y="24.368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375cm" svg:height="1.281cm" svg:x="10.924cm" svg:y="24.368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draw:style-name="gr3" draw:text-style-name="P5" draw:layer="backgroundobjects" svg:width="25.4cm" svg:height="1.587cm" svg:x="1.571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Default-title" draw:layer="backgroundobjects" svg:width="22.895cm" svg:height="1.386cm" svg:x="0.427cm" svg:y="2.42cm" presentation:class="title" presentation:placeholder="true">
        <draw:text-box/>
      </draw:frame>
      <draw:frame presentation:style-name="pr1" draw:text-style-name="P12" draw:layer="backgroundobjects" svg:width="21.484cm" svg:height="12.651cm" svg:x="1.878cm" svg:y="4.303cm" presentation:class="outline">
        <draw:text-box>
          <text:list text:style-name="L2">
            <text:list-item>
              <text:p text:style-name="P6">Click to edit the outline text format</text:p>
            </text:list-item>
          </text:list>
          <text:list text:style-name="L2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13" draw:layer="backgroundobjects" svg:width="2.787cm" svg:height="0.892cm" svg:x="22.272cm" svg:y="17.869cm" presentation:class="page-number">
        <draw:text-box>
          <text:p text:style-name="P13"><text:span text:style-name="T2"><text:page-number>&lt;number&gt;</text:page-number></text:span></text:p>
        </draw:text-box>
      </draw:frame>
      <draw:line draw:style-name="gr4" draw:text-style-name="P5" draw:layer="backgroundobjects" svg:x1="4.022cm" svg:y1="17.881cm" svg:x2="4.026cm" svg:y2="18.415cm">
        <text:p text:style-name="P1"/>
      </draw:line>
      <draw:custom-shape draw:style-name="gr5" draw:text-style-name="P15" draw:layer="backgroundobjects" svg:width="21.378cm" svg:height="5.557cm" svg:x="2.576cm" svg:y="17.947cm">
        <text:p text:style-name="P14"><text:span text:style-name="T3">© 2007 by Composent, et al. made available under the EPL v1.0 </text:span></text:p>
        <draw:enhanced-geometry svg:viewBox="0 0 21600 21600" draw:type="rectangle" draw:enhanced-path="M 0 0 L 21600 0 21600 21600 0 21600 0 0 Z N"/>
      </draw:custom-shape>
      <draw:frame draw:style-name="gr6" draw:text-style-name="P16" draw:layer="backgroundobjects" svg:width="5.09cm" svg:height="2.274cm" svg:x="19.714cm" svg:y="0.29cm">
        <draw:image xlink:href="Pictures/100000000000008D0000004598FDF32C.png" xlink:type="simple" xlink:show="embed" xlink:actuate="onLoad">
          <text:p text:style-name="P1"/>
        </draw:image>
      </draw:frame>
      <draw:frame presentation:style-name="pr3" draw:text-style-name="P1" draw:layer="backgroundobjects" svg:width="8.05cm" svg:height="1.313cm" svg:x="8.686cm" svg:y="17.354cm" presentation:class="footer">
        <draw:text-box>
          <text:p text:style-name="P1"><presentation:footer/></text:p>
        </draw:text-box>
      </draw:frame>
      <presentation:notes style:page-layout-name="PM0">
        <draw:rect draw:style-name="gr7" draw:text-style-name="P16" draw:layer="backgroundobjects" svg:width="19.3cm" svg:height="25.65cm" svg:x="0cm" svg:y="0cm">
          <text:p text:style-name="P1"/>
        </draw:rect>
        <draw:custom-shape draw:style-name="gr8" draw:text-style-name="P15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17" draw:layer="backgroundobjects" svg:width="8.352cm" svg:height="1.275cm" svg:x="0cm" svg:y="0cm" presentation:class="header">
          <draw:text-box>
            <text:p text:style-name="P17"><text:span text:style-name="T4"><presentation:header/></text:span></text:p>
          </draw:text-box>
        </draw:frame>
        <draw:frame presentation:style-name="pr5" draw:text-style-name="P18" draw:layer="backgroundobjects" svg:width="8.352cm" svg:height="1.275cm" svg:x="10.932cm" svg:y="0cm" presentation:class="date-time">
          <draw:text-box>
            <text:p text:style-name="P18"><text:span text:style-name="T4"><presentation:date-time/></text:span></text:p>
          </draw:text-box>
        </draw:frame>
        <draw:page-thumbnail presentation:style-name="Default-title" draw:layer="backgroundobjects" svg:width="12.814cm" svg:height="9.609cm" svg:x="3.237cm" svg:y="1.923cm" presentation:class="page"/>
        <draw:frame presentation:style-name="Default-notes" draw:layer="backgroundobjects" svg:width="15.426cm" svg:height="11.532cm" svg:x="1.931cm" svg:y="12.183cm" presentation:class="notes" presentation:placeholder="true">
          <draw:text-box/>
        </draw:frame>
        <draw:frame presentation:style-name="pr6" draw:text-style-name="P17" draw:layer="backgroundobjects" svg:width="8.352cm" svg:height="1.285cm" svg:x="0cm" svg:y="24.358cm" presentation:class="footer">
          <draw:text-box>
            <text:p text:style-name="P17"><text:span text:style-name="T4"><presentation:footer/></text:span></text:p>
          </draw:text-box>
        </draw:frame>
        <draw:frame presentation:style-name="pr7" draw:text-style-name="P18" draw:layer="backgroundobjects" svg:width="8.352cm" svg:height="1.285cm" svg:x="10.932cm" svg:y="24.358cm" presentation:class="page-number">
          <draw:text-box>
            <text:p text:style-name="P18"><text:span text:style-name="T4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3" draw:text-style-name="P5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Title1-title" draw:layer="backgroundobjects" svg:width="22.088cm" svg:height="4.085cm" svg:x="1.085cm" svg:y="4.74cm" presentation:class="title" presentation:placeholder="true">
        <draw:text-box/>
      </draw:frame>
      <draw:custom-shape draw:style-name="gr9" draw:text-style-name="P15" draw:layer="backgroundobjects" svg:width="5.926cm" svg:height="1.323cm" svg:x="19.121cm" svg:y="0.67cm">
        <text:p text:style-name="P1"/>
        <draw:enhanced-geometry svg:viewBox="0 0 21600 21600" draw:type="mso-spt202" draw:enhanced-path="M 0 0 L 21600 0 21600 21600 0 21600 0 0 Z N"/>
      </draw:custom-shape>
      <draw:custom-shape draw:style-name="gr5" draw:text-style-name="P15" draw:layer="backgroundobjects" svg:width="25.277cm" svg:height="5.557cm" svg:x="2.634cm" svg:y="17.892cm">
        <text:p text:style-name="P14"><text:span text:style-name="T3">© 2007 by Composent, et al. made available under the EPL v1.0 </text:span></text:p>
        <draw:enhanced-geometry svg:viewBox="0 0 21600 21600" draw:type="rectangle" draw:enhanced-path="M 0 0 L 21600 0 21600 21600 0 21600 0 0 Z N"/>
      </draw:custom-shape>
      <draw:frame presentation:style-name="pr8" draw:text-style-name="P12" draw:layer="backgroundobjects" svg:width="22.851cm" svg:height="13.312cm" svg:x="1.269cm" svg:y="4.093cm" presentation:class="outline">
        <draw:text-box>
          <text:list text:style-name="L2">
            <text:list-item>
              <text:p text:style-name="P6">Click to edit the outline text format</text:p>
            </text:list-item>
          </text:list>
          <text:list text:style-name="L2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6" draw:text-style-name="P16" draw:layer="backgroundobjects" svg:width="5.09cm" svg:height="2.274cm" svg:x="19.694cm" svg:y="0.258cm">
        <draw:image xlink:href="Pictures/100000000000008D0000004598FDF32C.png" xlink:type="simple" xlink:show="embed" xlink:actuate="onLoad">
          <text:p text:style-name="P1"/>
        </draw:image>
      </draw:frame>
      <draw:frame presentation:style-name="pr9" draw:text-style-name="P13" draw:layer="backgroundobjects" svg:width="2.787cm" svg:height="0.892cm" svg:x="22.613cm" svg:y="17.911cm">
        <draw:text-box>
          <text:p text:style-name="P19"><text:span text:style-name="T2"><text:page-number>&lt;number&gt;</text:page-number></text:span></text:p>
        </draw:text-box>
      </draw:frame>
      <presentation:notes style:page-layout-name="PM0">
        <draw:rect draw:style-name="gr7" draw:text-style-name="P16" draw:layer="backgroundobjects" svg:width="19.3cm" svg:height="25.65cm" svg:x="0cm" svg:y="0cm">
          <text:p text:style-name="P1"/>
        </draw:rect>
        <draw:custom-shape draw:style-name="gr8" draw:text-style-name="P15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text-style-name="P17" draw:layer="backgroundobjects" svg:width="8.352cm" svg:height="1.275cm" svg:x="0cm" svg:y="0cm" presentation:class="header" presentation:user-transformed="true">
          <draw:text-box>
            <text:p text:style-name="P17"><text:span text:style-name="T4"><presentation:header/></text:span></text:p>
          </draw:text-box>
        </draw:frame>
        <draw:frame presentation:style-name="pr11" draw:text-style-name="P18" draw:layer="backgroundobjects" svg:width="8.352cm" svg:height="1.275cm" svg:x="10.932cm" svg:y="0cm" presentation:class="date-time" presentation:user-transformed="true">
          <draw:text-box>
            <text:p text:style-name="P18"><text:span text:style-name="T4"><presentation:date-time/></text:span></text:p>
          </draw:text-box>
        </draw:frame>
        <draw:page-thumbnail presentation:style-name="Title1-title" draw:layer="backgroundobjects" svg:width="12.814cm" svg:height="9.609cm" svg:x="3.237cm" svg:y="1.923cm" presentation:class="page"/>
        <draw:frame presentation:style-name="Title1-notes" draw:layer="backgroundobjects" svg:width="15.426cm" svg:height="11.532cm" svg:x="1.931cm" svg:y="12.183cm" presentation:class="notes" presentation:placeholder="true" presentation:user-transformed="true">
          <draw:text-box/>
        </draw:frame>
        <draw:frame presentation:style-name="pr12" draw:text-style-name="P17" draw:layer="backgroundobjects" svg:width="8.352cm" svg:height="1.285cm" svg:x="0cm" svg:y="24.358cm" presentation:class="footer" presentation:user-transformed="true">
          <draw:text-box>
            <text:p text:style-name="P17"><text:span text:style-name="T4"><presentation:footer/></text:span></text:p>
          </draw:text-box>
        </draw:frame>
        <draw:frame presentation:style-name="pr13" draw:text-style-name="P18" draw:layer="backgroundobjects" svg:width="8.352cm" svg:height="1.285cm" svg:x="10.932cm" svg:y="24.358cm" presentation:class="page-number" presentation:user-transformed="true">
          <draw:text-box>
            <text:p text:style-name="P18"><text:span text:style-name="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creation-date>2006-02-26T17:56:38</meta:creation-date>
    <dc:creator>Scott Lewis</dc:creator>
    <dc:date>2007-06-11T13:33:41</dc:date>
    <meta:print-date>2006-02-26T17:56:38</meta:print-date>
    <dc:language>en-US</dc:language>
    <meta:editing-cycles>484</meta:editing-cycles>
    <meta:editing-duration>P2DT0H2M35S</meta:editing-duration>
    <meta:user-defined meta:name="Info 1"/>
    <meta:user-defined meta:name="Info 2"/>
    <meta:user-defined meta:name="Info 3"/>
    <meta:user-defined meta:name="Info 4"/>
    <meta:document-statistic meta:object-count="71"/>
  </office:meta>
</office:document-meta>
</file>